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8cm" fo:min-width="4.578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5cm" fo:min-width="7.875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32cm" fo:min-width="3.56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Стили_20_стрелок_20_2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svg:stroke-width="0.053cm" svg:stroke-color="#000000" draw:marker-start-width="0.279cm" draw:marker-end="Стили_20_стрелок_20_3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5.688cm" svg:height="1.25cm" svg:x="7.718cm" svg:y="1.75cm">
          <text:p text:style-name="P1">f(x1, y2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8.375cm" svg:height="1.5cm" svg:x="6.375cm" svg:y="4.5cm">
          <text:p text:style-name="P1">Return:</text:p>
          <text:p text:style-name="P1">-1-y2*(1-2*x1)/(x1*x1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3" draw:id="id3" draw:layer="layout" svg:width="4.5cm" svg:height="1.25cm" svg:x="8.312cm" svg:y="7.5cm">
          <text:p text:style-name="P3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5" draw:layer="layout" svg:x1="10.562cm" svg:y1="3cm" svg:x2="10.563cm" svg:y2="4.5cm" draw:start-shape="id1" draw:start-glue-point="6" draw:end-shape="id2" draw:end-glue-point="4" svg:d="M10562 3000v751h1v749" svg:viewBox="0 0 2 1501">
          <text:p/>
        </draw:connector>
        <draw:connector draw:style-name="gr5" draw:text-style-name="P5" draw:layer="layout" svg:x1="10.563cm" svg:y1="6cm" svg:x2="10.562cm" svg:y2="7.5cm" draw:start-shape="id2" draw:start-glue-point="6" draw:end-shape="id3" draw:end-glue-point="4" svg:d="M10563 6000v751h-1v749" svg:viewBox="0 0 2 15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21:44:29.894908109</meta:creation-date>
    <dc:date>2023-12-17T19:24:36.475312792</dc:date>
    <meta:editing-duration>PT5M58S</meta:editing-duration>
    <meta:editing-cycles>19</meta:editing-cycles>
    <meta:generator>LibreOffice/7.6.2.1$Linux_X86_64 LibreOffice_project/56f7684011345957bbf33a7ee678afaf4d2ba333</meta:generator>
    <meta:document-statistic meta:object-count="5"/>
  </office:meta>
</office:document-meta>
</file>